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8.82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37cm"/>
    </style:style>
    <style:style style:name="co6" style:family="table-column">
      <style:table-column-properties fo:break-before="auto" style:column-width="3.205cm"/>
    </style:style>
    <style:style style:name="co7" style:family="table-column">
      <style:table-column-properties fo:break-before="auto" style:column-width="5.93cm"/>
    </style:style>
    <style:style style:name="co8" style:family="table-column">
      <style:table-column-properties fo:break-before="auto" style:column-width="5.33cm"/>
    </style:style>
    <style:style style:name="co9" style:family="table-column">
      <style:table-column-properties fo:break-before="auto" style:column-width="3.089cm"/>
    </style:style>
    <style:style style:name="co10" style:family="table-column">
      <style:table-column-properties fo:break-before="auto" style:column-width="6.013cm"/>
    </style:style>
    <style:style style:name="co11" style:family="table-column">
      <style:table-column-properties fo:break-before="auto" style:column-width="4.498cm"/>
    </style:style>
    <style:style style:name="co12" style:family="table-column">
      <style:table-column-properties fo:break-before="auto" style:column-width="2.02cm"/>
    </style:style>
    <style:style style:name="co13" style:family="table-column">
      <style:table-column-properties fo:break-before="auto" style:column-width="4.981cm"/>
    </style:style>
    <style:style style:name="co14" style:family="table-column">
      <style:table-column-properties fo:break-before="auto" style:column-width="3.471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fo:border="0.002cm solid #000000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fo:border="0.002cm solid #000000" style:vertical-align="to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002cm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READM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row table:style-name="ro1">
          <table:table-cell table:style-name="ce1" office:value-type="string">
            <text:p>Icons used in Knopferfish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his document descibes the various icons used in Knopferfish, their source and licens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>
            <text:p>Icons sets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Description</text:p>
          </table:table-cell>
        </table:table-row>
        <table:table-row table:style-name="ro3">
          <table:table-cell table:style-name="ce3" office:value-type="string">
            <text:p>Tango</text:p>
          </table:table-cell>
          <table:table-cell table:style-name="ce3" office:value-type="string">
            <text:p>Public Domain</text:p>
          </table:table-cell>
          <table:table-cell table:style-name="ce3" office:value-type="string">
            <text:p>A basic icon set in the public domain. Several other open source projects use tango as the basis, <text:a xlink:href="http://tango.freedesktop.org/Tango_Desktop_Project">http://tango.freedesktop.org/Tango_Desktop_Project</text:a></text:p>
          </table:table-cell>
        </table:table-row>
        <table:table-row table:style-name="ro3">
          <table:table-cell table:style-name="ce3" office:value-type="string">
            <text:p>KF-Tango</text:p>
          </table:table-cell>
          <table:table-cell table:style-name="ce3" office:value-type="string">
            <text:p>BSD</text:p>
          </table:table-cell>
          <table:table-cell table:style-name="ce3" office:value-type="string">
            <text:p>KF has created a few derivative icons based on Tango. They are provided under the std KF BSD license.</text:p>
          </table:table-cell>
        </table:table-row>
        <table:table-row table:style-name="ro2" table:number-rows-repeated="2">
          <table:table-cell table:style-name="ce4" table:number-columns-repeated="3"/>
        </table:table-row>
        <table:table-row table:style-name="ro2">
          <table:table-cell table:style-name="ce2" office:value-type="string">
            <text:p>Bundle</text:p>
          </table:table-cell>
          <table:table-cell table:style-name="ce2" office:value-type="string">
            <text:p>Icon set</text:p>
          </table:table-cell>
          <table:table-cell table:style-name="ce2" office:value-type="string">
            <text:p>Comment</text:p>
          </table:table-cell>
        </table:table-row>
        <table:table-row table:style-name="ro2">
          <table:table-cell table:style-name="ce5" office:value-type="string">
            <text:p>bundlerepository</text:p>
          </table:table-cell>
          <table:table-cell table:style-name="ce5" office:value-type="string">
            <text:p>KF-Tango</text:p>
          </table:table-cell>
          <table:table-cell table:style-name="ce2"/>
        </table:table-row>
        <table:table-row table:style-name="ro2">
          <table:table-cell office:value-type="string">
            <text:p>cm_desktop</text:p>
          </table:table-cell>
          <table:table-cell office:value-type="string">
            <text:p>KF-Tango</text:p>
          </table:table-cell>
          <table:table-cell table:style-name="ce2"/>
        </table:table-row>
        <table:table-row table:style-name="ro2">
          <table:table-cell table:style-name="ce3" office:value-type="string">
            <text:p>desktop</text:p>
          </table:table-cell>
          <table:table-cell table:style-name="ce3" office:value-type="string">
            <text:p>KF-Tango</text:p>
          </table:table-cell>
          <table:table-cell table:style-name="ce3"/>
        </table:table-row>
        <table:table-row table:style-name="ro2">
          <table:table-cell table:style-name="ce3" office:value-type="string">
            <text:p>desktop_awt</text:p>
          </table:table-cell>
          <table:table-cell table:style-name="ce3" office:value-type="string">
            <text:p>KF-Tango</text:p>
          </table:table-cell>
          <table:table-cell table:style-name="ce3"/>
        </table:table-row>
        <table:table-row table:style-name="ro2">
          <table:table-cell table:style-name="ce3" office:value-type="string">
            <text:p>httpconsole</text:p>
          </table:table-cell>
          <table:table-cell table:style-name="ce3" office:value-type="string">
            <text:p>KF-Tango</text:p>
          </table:table-cell>
          <table:table-cell table:style-name="ce3"/>
        </table:table-row>
        <table:table-row table:style-name="ro2">
          <table:table-cell table:style-name="ce4" office:value-type="string">
            <text:p>soap_desktop</text:p>
          </table:table-cell>
          <table:table-cell table:style-name="ce4" office:value-type="string">
            <text:p>KF-Tango</text:p>
          </table:table-cell>
          <table:table-cell table:style-name="ce4"/>
        </table:table-row>
        <table:table-row table:style-name="ro2" table:number-rows-repeated="7">
          <table:table-cell table:style-name="ce4" table:number-columns-repeated="3"/>
        </table:table-row>
        <table:table-row table:style-name="ro2" table:number-rows-repeated="6551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bundlerepository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7" office:value-type="string">
            <text:p>bundlerepository bundle - icons used when switching from NOIA to Tango</text:p>
          </table:table-cell>
          <table:table-cell table:style-name="ce10"/>
          <table:table-cell table:style-name="ce11" table:number-columns-repeated="6"/>
        </table:table-row>
        <table:table-row table:style-name="ro2">
          <table:table-cell/>
          <table:table-cell table:style-name="ce8" table:number-columns-repeated="7"/>
        </table:table-row>
        <table:table-row table:style-name="ro2">
          <table:table-cell table:style-name="ce8" office:value-type="string">
            <text:p>Image</text:p>
          </table:table-cell>
          <table:table-cell table:style-name="ce8" office:value-type="string">
            <text:p>Orig. Image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Original</text:p>
          </table:table-cell>
          <table:table-cell table:style-name="ce8" office:value-type="string">
            <text:p>Used</text:p>
          </table:table-cell>
          <table:table-cell table:style-name="ce8" office:value-type="string">
            <text:p>Src</text:p>
          </table:table-cell>
          <table:table-cell table:style-name="ce8" office:value-type="string">
            <text:p>Comment</text:p>
          </table:table-cell>
        </table:table-row>
        <table:table-row table:style-name="ro2">
          <table:table-cell office:value-type="string">
            <text:p>osgi-bundle.png</text:p>
          </table:table-cell>
          <table:table-cell office:value-type="string">
            <text:p>bundle16x16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categories/application-system.svg</text:p>
          </table:table-cell>
          <table:table-cell/>
          <table:table-cell office:value-type="string">
            <text:p>Tango</text:p>
          </table:table-cell>
          <table:table-cell/>
        </table:table-row>
        <table:table-row table:style-name="ro2">
          <table:table-cell office:value-type="string">
            <text:p>osgi-bundle-jar.png</text:p>
          </table:table-cell>
          <table:table-cell office:value-type="string">
            <text:p>lib16x16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osgi-bundle-jar.svg</text:p>
          </table:table-cell>
          <table:table-cell/>
          <table:table-cell office:value-type="string">
            <text:p>KF-Tango</text:p>
          </table:table-cell>
          <table:table-cell/>
        </table:table-row>
        <table:table-row table:style-name="ro2">
          <table:table-cell office:value-type="string">
            <text:p>bundle-install.png</text:p>
          </table:table-cell>
          <table:table-cell office:value-type="string">
            <text:p>player_install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table:number-columns-repeated="2"/>
          <table:table-cell office:value-type="string">
            <text:p>Tango</text:p>
          </table:table-cell>
          <table:table-cell/>
        </table:table-row>
        <table:table-row table:style-name="ro2">
          <table:table-cell office:value-type="string">
            <text:p>bundle-install-start.png</text:p>
          </table:table-cell>
          <table:table-cell office:value-type="string">
            <text:p>player_play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table:number-columns-repeated="4"/>
        </table:table-row>
        <table:table-row table:style-name="ro2">
          <table:table-cell table:style-name="ce9"/>
          <table:table-cell office:value-type="string">
            <text:p>player_start.png</text:p>
          </table:table-cell>
          <table:table-cell/>
          <table:table-cell office:value-type="string">
            <text:p>Removed</text:p>
          </table:table-cell>
          <table:table-cell table:number-columns-repeated="4"/>
        </table:table-row>
        <table:table-row table:style-name="ro2">
          <table:table-cell office:value-type="string">
            <text:p>view-refresh.png</text:p>
          </table:table-cell>
          <table:table-cell office:value-type="string">
            <text:p>reload_green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table:number-columns-repeated="4"/>
        </table:table-row>
        <table:table-row table:style-name="ro2">
          <table:table-cell office:value-type="string">
            <text:p>view_select.png</text:p>
          </table:table-cell>
          <table:table-cell office:value-type="string">
            <text:p>sort_select.png</text:p>
          </table:table-cell>
          <table:table-cell office:value-type="string">
            <text:p>31x22</text:p>
          </table:table-cell>
          <table:table-cell office:value-type="string">
            <text:p>Updated</text:p>
          </table:table-cell>
          <table:table-cell table:number-columns-repeated="4"/>
        </table:table-row>
        <table:table-row table:style-name="ro2">
          <table:table-cell table:style-name="ce9"/>
          <table:table-cell office:value-type="string">
            <text:p>update.png</text:p>
          </table:table-cell>
          <table:table-cell/>
          <table:table-cell office:value-type="string">
            <text:p>Removed</text:p>
          </table:table-cell>
          <table:table-cell table:number-columns-repeated="4"/>
        </table:table-row>
        <table:table-row table:style-name="ro2">
          <table:table-cell office:value-type="string">
            <text:p>preferences-system.png</text:p>
          </table:table-cell>
          <table:table-cell table:style-name="ce9"/>
          <table:table-cell office:value-type="string">
            <text:p>22x22</text:p>
          </table:table-cell>
          <table:table-cell office:value-type="string">
            <text:p>New</text:p>
          </table:table-cell>
          <table:table-cell table:number-columns-repeated="4"/>
        </table:table-row>
      </table:table>
      <table:table table:name="cm_desktop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8"/>
        <table:table-column table:style-name="co4" table:number-columns-repeated="2" table:default-cell-style-name="ce8"/>
        <table:table-column table:style-name="co10" table:default-cell-style-name="ce8"/>
        <table:table-column table:style-name="co4" table:number-columns-repeated="3" table:default-cell-style-name="ce8"/>
        <table:table-column table:style-name="co4" table:default-cell-style-name="Default"/>
        <table:table-row table:style-name="ro1">
          <table:table-cell table:style-name="ce7" office:value-type="string">
            <text:p>cm_desktop - icons used <text:s/>when switching from NOIA to Tango</text:p>
          </table:table-cell>
          <table:table-cell table:style-name="ce10"/>
          <table:table-cell table:style-name="ce11" table:number-columns-repeated="6"/>
          <table:table-cell table:style-name="ce10"/>
        </table:table-row>
        <table:table-row table:style-name="ro2">
          <table:table-cell table:number-columns-repeated="9"/>
        </table:table-row>
        <table:table-row table:style-name="ro2">
          <table:table-cell table:style-name="ce8" office:value-type="string">
            <text:p>New / changed img</text:p>
          </table:table-cell>
          <table:table-cell office:value-type="string">
            <text:p>Orig. Image</text:p>
          </table:table-cell>
          <table:table-cell office:value-type="string">
            <text:p>Size</text:p>
          </table:table-cell>
          <table:table-cell office:value-type="string">
            <text:p>Status</text:p>
          </table:table-cell>
          <table:table-cell office:value-type="string">
            <text:p>Original</text:p>
          </table:table-cell>
          <table:table-cell office:value-type="string">
            <text:p>Used</text:p>
          </table:table-cell>
          <table:table-cell office:value-type="string">
            <text:p>Src</text:p>
          </table:table-cell>
          <table:table-cell office:value-type="string">
            <text:p>Comment</text:p>
          </table:table-cell>
          <table:table-cell/>
        </table:table-row>
        <table:table-row table:style-name="ro2">
          <table:table-cell office:value-type="string">
            <text:p>info16x16.png</text:p>
          </table:table-cell>
          <table:table-cell table:style-name="Default" office:value-type="string">
            <text:p>info16x16.png</text:p>
          </table:table-cell>
          <table:table-cell table:style-name="Default" office:value-type="string">
            <text:p>16x16</text:p>
          </table:table-cell>
          <table:table-cell table:style-name="Default" office:value-type="string">
            <text:p>Updated</text:p>
          </table:table-cell>
          <table:table-cell table:style-name="Default" table:number-columns-repeated="2"/>
          <table:table-cell table:style-name="Default" office:value-type="string">
            <text:p>Tango</text:p>
          </table:table-cell>
          <table:table-cell table:style-name="Default"/>
          <table:table-cell/>
        </table:table-row>
      </table:table>
      <table:table table:name="desktop" table:style-name="ta1" table:print="false">
        <office:forms form:automatic-focus="false" form:apply-design-mode="false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row table:style-name="ro1">
          <table:table-cell table:style-name="ce7" office:value-type="string">
            <text:p>Icons used by the desktop bundle – switching from NOIA to Tango</text:p>
          </table:table-cell>
          <table:table-cell table:style-name="ce11" table:number-columns-repeated="6"/>
          <table:table-cell table:style-name="ce10"/>
        </table:table-row>
        <table:table-row table:style-name="ro2">
          <table:table-cell table:style-name="ce8" table:number-columns-repeated="7"/>
          <table:table-cell/>
        </table:table-row>
        <table:table-row table:style-name="ro2">
          <table:table-cell table:style-name="ce8" office:value-type="string">
            <text:p>Image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Original</text:p>
          </table:table-cell>
          <table:table-cell table:style-name="ce8" office:value-type="string">
            <text:p>Used</text:p>
          </table:table-cell>
          <table:table-cell table:style-name="ce8" office:value-type="string">
            <text:p>Src</text:p>
          </table:table-cell>
          <table:table-cell table:style-name="ce8" office:value-type="string">
            <text:p>Comment</text:p>
          </table:table-cell>
          <table:table-cell/>
        </table:table-row>
        <table:table-row table:style-name="ro2">
          <table:table-cell office:value-type="string">
            <text:p>1downarrow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go-down.svg</text:p>
          </table:table-cell>
          <table:table-cell office:value-type="string">
            <text:p>Events, Log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1uparrow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go-up.svg</text:p>
          </table:table-cell>
          <table:table-cell office:value-type="string">
            <text:p>Events, Log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2downarrow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go-bottom.svg</text:p>
          </table:table-cell>
          <table:table-cell office:value-type="string">
            <text:p>Events, Log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2uparrow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go-top.svg</text:p>
          </table:table-cell>
          <table:table-cell office:value-type="string">
            <text:p>Events, Log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app.png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bundl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bundle.png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applications-systems.svg</text:p>
          </table:table-cell>
          <table:table-cell office:value-type="string">
            <text:p>Bundl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bundle_activ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bundle_installed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bundle_small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internet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component.png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application-x-executable.svg</text:p>
          </table:table-cell>
          <table:table-cell office:value-type="string">
            <text:p>Bundles</text:p>
          </table:table-cell>
          <table:table-cell office:value-type="string">
            <text:p>Tango</text:p>
          </table:table-cell>
          <table:table-cell office:value-type="string">
            <text:p>Declarative Services</text:p>
          </table:table-cell>
          <table:table-cell/>
        </table:table-row>
        <table:table-row table:style-name="ro2">
          <table:table-cell office:value-type="string">
            <text:p>connect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table:number-columns-repeated="3"/>
          <table:table-cell office:value-type="string">
            <text:p>Remote framework</text:p>
          </table:table-cell>
          <table:table-cell/>
        </table:table-row>
        <table:table-row table:style-name="ro2">
          <table:table-cell office:value-type="string">
            <text:p>connect48x48.png</text:p>
          </table:table-cell>
          <table:table-cell office:value-type="string">
            <text:p>48x48</text:p>
          </table:table-cell>
          <table:table-cell office:value-type="string">
            <text:p>Updated</text:p>
          </table:table-cell>
          <table:table-cell table:number-columns-repeated="3"/>
          <table:table-cell office:value-type="string">
            <text:p>Remote framework</text:p>
          </table:table-cell>
          <table:table-cell/>
        </table:table-row>
        <table:table-row table:style-name="ro2">
          <table:table-cell office:value-type="string">
            <text:p>empty.gif</text:p>
          </table:table-cell>
          <table:table-cell/>
          <table:table-cell office:value-type="string">
            <text:p>Unchanged?</text:p>
          </table:table-cell>
          <table:table-cell table:number-columns-repeated="2"/>
          <table:table-cell office:value-type="string">
            <text:p>KF</text:p>
          </table:table-cell>
          <table:table-cell office:value-type="string">
            <text:p>UNUSED?</text:p>
          </table:table-cell>
          <table:table-cell/>
        </table:table-row>
        <table:table-row table:style-name="ro2">
          <table:table-cell office:value-type="string">
            <text:p>float.png</text:p>
          </table:table-cell>
          <table:table-cell/>
          <table:table-cell office:value-type="string">
            <text:p>Unchanged</text:p>
          </table:table-cell>
          <table:table-cell table:number-columns-repeated="2"/>
          <table:table-cell office:value-type="string">
            <text:p>KF</text:p>
          </table:table-cell>
          <table:table-cell table:number-columns-repeated="2"/>
        </table:table-row>
        <table:table-row table:style-name="ro2">
          <table:table-cell office:value-type="string">
            <text:p>frag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frag.png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text-x-script.svg</text:p>
          </table:table-cell>
          <table:table-cell table:number-columns-repeated="2"/>
          <table:table-cell office:value-type="string">
            <text:p>Fragment</text:p>
          </table:table-cell>
          <table:table-cell/>
        </table:table-row>
        <table:table-row table:style-name="ro2">
          <table:table-cell office:value-type="string">
            <text:p>idea.png</text:p>
          </table:table-cell>
          <table:table-cell office:value-type="string">
            <text:p>48x48</text:p>
          </table:table-cell>
          <table:table-cell office:value-type="string">
            <text:p>Updated</text:p>
          </table:table-cell>
          <table:table-cell office:value-type="string">
            <text:p>dialog-information.svg</text:p>
          </table:table-cell>
          <table:table-cell table:number-columns-repeated="2"/>
          <table:table-cell office:value-type="string">
            <text:p>??</text:p>
          </table:table-cell>
          <table:table-cell/>
        </table:table-row>
        <table:table-row table:style-name="ro2">
          <table:table-cell office:value-type="string">
            <text:p>info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jarexec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jarexec.png</text:p>
          </table:table-cell>
          <table:table-cell office:value-type="string">
            <text:p>32x32</text:p>
          </table:table-cell>
          <table:table-cell office:value-type="string">
            <text:p>Added</text:p>
          </table:table-cell>
          <table:table-cell office:value-type="string">
            <text:p>applications-other.svg</text:p>
          </table:table-cell>
          <table:table-cell office:value-type="string">
            <text:p>Bundl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jarexec_activ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jarexec_installed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kf_128x128.png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kf_16x16.gif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kf_200x21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kf_300x170.png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kf_32x32.gif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lib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lib.png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package-x-generic.svg</text:p>
          </table:table-cell>
          <table:table-cell table:number-columns-repeated="4"/>
        </table:table-row>
        <table:table-row table:style-name="ro2">
          <table:table-cell office:value-type="string">
            <text:p>lib_activ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lib_installed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open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document-open.svg</text:p>
          </table:table-cell>
          <table:table-cell table:number-columns-repeated="4"/>
        </table:table-row>
        <table:table-row table:style-name="ro2">
          <table:table-cell office:value-type="string">
            <text:p>overlay_active.gif</text:p>
          </table:table-cell>
          <table:table-cell table:number-columns-repeated="7"/>
        </table:table-row>
        <table:table-row table:style-name="ro2">
          <table:table-cell office:value-type="string">
            <text:p>overlay_installed.gif</text:p>
          </table:table-cell>
          <table:table-cell table:number-columns-repeated="7"/>
        </table:table-row>
        <table:table-row table:style-name="ro2">
          <table:table-cell office:value-type="string">
            <text:p>overlay_resolved.gif</text:p>
          </table:table-cell>
          <table:table-cell table:number-columns-repeated="7"/>
        </table:table-row>
        <table:table-row table:style-name="ro2">
          <table:table-cell office:value-type="string">
            <text:p>overlay_starting.gif</text:p>
          </table:table-cell>
          <table:table-cell table:number-columns-repeated="7"/>
        </table:table-row>
        <table:table-row table:style-name="ro2">
          <table:table-cell office:value-type="string">
            <text:p>overlay_stopping.gif</text:p>
          </table:table-cell>
          <table:table-cell table:number-columns-repeated="7"/>
        </table:table-row>
        <table:table-row table:style-name="ro2">
          <table:table-cell office:value-type="string">
            <text:p>overlay_uninstalled.gif</text:p>
          </table:table-cell>
          <table:table-cell table:number-columns-repeated="7"/>
        </table:table-row>
        <table:table-row table:style-name="ro2">
          <table:table-cell office:value-type="string">
            <text:p>player_eject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media-eject.svg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end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fwd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install.png</text:p>
          </table:table-cell>
          <table:table-cell table:number-columns-repeated="7"/>
        </table:table-row>
        <table:table-row table:style-name="ro2">
          <table:table-cell office:value-type="string">
            <text:p>player_next.png</text:p>
          </table:table-cell>
          <table:table-cell office:value-type="string">
            <text:p>14x14</text:p>
          </table:table-cell>
          <table:table-cell office:value-type="string">
            <text:p>Updated</text:p>
          </table:table-cell>
          <table:table-cell office:value-type="string">
            <text:p>go-next.svg</text:p>
          </table:table-cell>
          <table:table-cell office:value-type="string">
            <text:p>?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pause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play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media-playback-start.svg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play_14x14.png</text:p>
          </table:table-cell>
          <table:table-cell office:value-type="string">
            <text:p>14x14</text:p>
          </table:table-cell>
          <table:table-cell office:value-type="string">
            <text:p>Updated</text:p>
          </table:table-cell>
          <table:table-cell office:value-type="string">
            <text:p>media-playback-start.svg</text:p>
          </table:table-cell>
          <table:table-cell office:value-type="string">
            <text:p>?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prev.png</text:p>
          </table:table-cell>
          <table:table-cell office:value-type="string">
            <text:p>14x14</text:p>
          </table:table-cell>
          <table:table-cell office:value-type="string">
            <text:p>Updated</text:p>
          </table:table-cell>
          <table:table-cell office:value-type="string">
            <text:p>go-previous.svg</text:p>
          </table:table-cell>
          <table:table-cell office:value-type="string">
            <text:p>?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rew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start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stop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media-playback-stop.svg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refs/Default.gif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document-properties.svg</text:p>
          </table:table-cell>
          <table:table-cell office:value-type="string">
            <text:p>Preferenc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refs/folder16x16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refs/folder16x16.png</text:p>
          </table:table-cell>
          <table:table-cell office:value-type="string">
            <text:p>16x13</text:p>
          </table:table-cell>
          <table:table-cell office:value-type="string">
            <text:p>Updated</text:p>
          </table:table-cell>
          <table:table-cell office:value-type="string">
            <text:p>folder.svg</text:p>
          </table:table-cell>
          <table:table-cell office:value-type="string">
            <text:p>Preferenc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refs/folder_open16x16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refs/folder_open16x16.png</text:p>
          </table:table-cell>
          <table:table-cell office:value-type="string">
            <text:p>16x13</text:p>
          </table:table-cell>
          <table:table-cell office:value-type="string">
            <text:p>Updated</text:p>
          </table:table-cell>
          <table:table-cell office:value-type="string">
            <text:p>folder-open.svg</text:p>
          </table:table-cell>
          <table:table-cell office:value-type="string">
            <text:p>Preferenc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redled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reload.png</text:p>
          </table:table-cell>
          <table:table-cell/>
          <table:table-cell office:value-type="string">
            <text:p>Removed</text:p>
          </table:table-cell>
          <table:table-cell/>
          <table:table-cell office:value-type="string">
            <text:p>Timeline</text:p>
          </table:table-cell>
          <table:table-cell table:number-columns-repeated="3"/>
        </table:table-row>
        <table:table-row table:style-name="ro2">
          <table:table-cell office:value-type="string">
            <text:p>reload_green.png</text:p>
          </table:table-cell>
          <table:table-cell/>
          <table:table-cell office:value-type="string">
            <text:p>Removed</text:p>
          </table:table-cell>
          <table:table-cell/>
          <table:table-cell office:value-type="string">
            <text:p>Timeline</text:p>
          </table:table-cell>
          <table:table-cell table:number-columns-repeated="3"/>
        </table:table-row>
        <table:table-row table:style-name="ro2">
          <table:table-cell office:value-type="string">
            <text:p>reload_green16.png</text:p>
          </table:table-cell>
          <table:table-cell/>
          <table:table-cell office:value-type="string">
            <text:p>Removed</text:p>
          </table:table-cell>
          <table:table-cell/>
          <table:table-cell office:value-type="string">
            <text:p>Timeline</text:p>
          </table:table-cell>
          <table:table-cell table:number-columns-repeated="3"/>
        </table:table-row>
        <table:table-row table:style-name="ro2">
          <table:table-cell office:value-type="string">
            <text:p>save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/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start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stop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uninstall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updat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update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view-refresh.svg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view_select.png</text:p>
          </table:table-cell>
          <table:table-cell office:value-type="string">
            <text:p>31x22</text:p>
          </table:table-cell>
          <table:table-cell office:value-type="string">
            <text:p>Updated</text:p>
          </table:table-cell>
          <table:table-cell office:value-type="string">
            <text:p>kf-view-select.svg</text:p>
          </table:table-cell>
          <table:table-cell office:value-type="string">
            <text:p>Menubar</text:p>
          </table:table-cell>
          <table:table-cell office:value-type="string">
            <text:p>Tango modified</text:p>
          </table:table-cell>
          <table:table-cell table:number-columns-repeated="2"/>
        </table:table-row>
        <table:table-row table:style-name="ro2">
          <table:table-cell office:value-type="string">
            <text:p>viewmag+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viewmag-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viewmag1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viewmagfit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yellowled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</table:table>
      <table:table table:name="desktop_awt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4">
          <table:table-cell table:style-name="ce7" office:value-type="string">
            <text:p>desktop_awt - icons used <text:s/>when switching from NOIA to Tango</text:p>
          </table:table-cell>
          <table:table-cell table:style-name="ce10"/>
          <table:table-cell table:style-name="ce11" table:number-columns-repeated="6"/>
          <table:table-cell table:style-name="ce10"/>
        </table:table-row>
        <table:table-row table:style-name="ro2">
          <table:table-cell/>
          <table:table-cell table:style-name="ce8" table:number-columns-repeated="7"/>
          <table:table-cell/>
        </table:table-row>
        <table:table-row table:style-name="ro2">
          <table:table-cell table:style-name="ce8" office:value-type="string">
            <text:p>New / changed img</text:p>
          </table:table-cell>
          <table:table-cell table:style-name="ce8" office:value-type="string">
            <text:p>Orig. Image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Original</text:p>
          </table:table-cell>
          <table:table-cell table:style-name="ce8" office:value-type="string">
            <text:p>Used</text:p>
          </table:table-cell>
          <table:table-cell table:style-name="ce8" office:value-type="string">
            <text:p>Src</text:p>
          </table:table-cell>
          <table:table-cell table:style-name="ce8" office:value-type="string">
            <text:p>Comment</text:p>
          </table:table-cell>
          <table:table-cell/>
        </table:table-row>
        <table:table-row table:style-name="ro2">
          <table:table-cell office:value-type="string">
            <text:p>bundle.png</text:p>
          </table:table-cell>
          <table:table-cell office:value-type="string">
            <text:p>bundle.gif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table:number-columns-repeated="2"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f_16x16.gif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table:number-columns-repeated="2"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f_32x32.gif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table:number-columns-repeated="2"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lib.png</text:p>
          </table:table-cell>
          <table:table-cell office:value-type="string">
            <text:p>lib.gif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table:number-columns-repeated="2"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openurl.png</text:p>
          </table:table-cell>
          <table:table-cell office:value-type="string">
            <text:p>open.gif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table:number-columns-repeated="2"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eject.png</text:p>
          </table:table-cell>
          <table:table-cell office:value-type="string">
            <text:p>player_eject.gif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table:number-columns-repeated="2"/>
          <table:table-cell office:value-type="string">
            <text:p>KF-Tango</text:p>
          </table:table-cell>
          <table:table-cell table:number-columns-repeated="2"/>
        </table:table-row>
        <table:table-row table:style-name="ro2">
          <table:table-cell office:value-type="string">
            <text:p>player_play.png</text:p>
          </table:table-cell>
          <table:table-cell office:value-type="string">
            <text:p>player_play.gif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table:number-columns-repeated="2"/>
          <table:table-cell office:value-type="string">
            <text:p>KF-Tango</text:p>
          </table:table-cell>
          <table:table-cell table:number-columns-repeated="2"/>
        </table:table-row>
        <table:table-row table:style-name="ro2">
          <table:table-cell office:value-type="string">
            <text:p>player_play_14x14.png</text:p>
          </table:table-cell>
          <table:table-cell office:value-type="string">
            <text:p>player_play_14x14.gif</text:p>
          </table:table-cell>
          <table:table-cell office:value-type="string">
            <text:p>14x14</text:p>
          </table:table-cell>
          <table:table-cell office:value-type="string">
            <text:p>Updated</text:p>
          </table:table-cell>
          <table:table-cell table:number-columns-repeated="2"/>
          <table:table-cell office:value-type="string">
            <text:p>KF-Tango</text:p>
          </table:table-cell>
          <table:table-cell table:number-columns-repeated="2"/>
        </table:table-row>
        <table:table-row table:style-name="ro2">
          <table:table-cell office:value-type="string">
            <text:p>player_stop.png</text:p>
          </table:table-cell>
          <table:table-cell office:value-type="string">
            <text:p>player_stop.gif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table:number-columns-repeated="2"/>
          <table:table-cell office:value-type="string">
            <text:p>KF-Tango</text:p>
          </table:table-cell>
          <table:table-cell table:number-columns-repeated="2"/>
        </table:table-row>
        <table:table-row table:style-name="ro2">
          <table:table-cell office:value-type="string">
            <text:p>system-software-update.png</text:p>
          </table:table-cell>
          <table:table-cell office:value-type="string">
            <text:p>update.gif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table:number-columns-repeated="2"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view-select.png</text:p>
          </table:table-cell>
          <table:table-cell office:value-type="string">
            <text:p>view_select.gif</text:p>
          </table:table-cell>
          <table:table-cell office:value-type="string">
            <text:p>31x22</text:p>
          </table:table-cell>
          <table:table-cell office:value-type="string">
            <text:p>Updated</text:p>
          </table:table-cell>
          <table:table-cell table:number-columns-repeated="2"/>
          <table:table-cell office:value-type="string">
            <text:p>KF-Tango</text:p>
          </table:table-cell>
          <table:table-cell table:number-columns-repeated="2"/>
        </table:table-row>
      </table:table>
      <table:table table:name="httpconsole" table:style-name="ta1" table:print="false">
        <office:forms form:automatic-focus="false" form:apply-design-mode="false"/>
        <table:table-column table:style-name="co1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1">
          <table:table-cell table:style-name="ce7" office:value-type="string">
            <text:p>Icons used by the httpconsole bundle – switching from NOIA to Tango</text:p>
          </table:table-cell>
          <table:table-cell table:style-name="ce10"/>
          <table:table-cell table:style-name="ce11" table:number-columns-repeated="6"/>
          <table:table-cell table:style-name="ce10"/>
        </table:table-row>
        <table:table-row table:style-name="ro2">
          <table:table-cell/>
          <table:table-cell table:style-name="ce8" table:number-columns-repeated="7"/>
          <table:table-cell/>
        </table:table-row>
        <table:table-row table:style-name="ro2">
          <table:table-cell table:style-name="ce8" office:value-type="string">
            <text:p>Image</text:p>
          </table:table-cell>
          <table:table-cell table:style-name="ce8" office:value-type="string">
            <text:p>Orig. Image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Original</text:p>
          </table:table-cell>
          <table:table-cell table:style-name="ce8" office:value-type="string">
            <text:p>Used</text:p>
          </table:table-cell>
          <table:table-cell table:style-name="ce8" office:value-type="string">
            <text:p>Src</text:p>
          </table:table-cell>
          <table:table-cell table:style-name="ce8" office:value-type="string">
            <text:p>Comment</text:p>
          </table:table-cell>
          <table:table-cell/>
        </table:table-row>
        <table:table-row table:style-name="ro2">
          <table:table-cell office:value-type="string">
            <text:p>bundle.png</text:p>
          </table:table-cell>
          <table:table-cell office:value-type="string">
            <text:p>bundle.gif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categories/application-system.svg</text:p>
          </table:table-cell>
          <table:table-cell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bundle-active.png</text:p>
          </table:table-cell>
          <table:table-cell office:value-type="string">
            <text:p>bundle_started.gif</text:p>
          </table:table-cell>
          <table:table-cell office:value-type="string">
            <text:p>32x32</text:p>
          </table:table-cell>
          <table:table-cell table:number-columns-repeated="6"/>
        </table:table-row>
        <table:table-row table:style-name="ro2">
          <table:table-cell office:value-type="string">
            <text:p>help.png</text:p>
          </table:table-cell>
          <table:table-cell office:value-type="string">
            <text:p>help.gif</text:p>
          </table:table-cell>
          <table:table-cell office:value-type="string">
            <text:p>22x22</text:p>
          </table:table-cell>
          <table:table-cell/>
          <table:table-cell office:value-type="string">
            <text:p>apps/help-browser.svg</text:p>
          </table:table-cell>
          <table:table-cell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info.png</text:p>
          </table:table-cell>
          <table:table-cell office:value-type="string">
            <text:p>info.gif</text:p>
          </table:table-cell>
          <table:table-cell office:value-type="string">
            <text:p>22x22</text:p>
          </table:table-cell>
          <table:table-cell/>
          <table:table-cell office:value-type="string">
            <text:p>status/dialog-information.svg</text:p>
          </table:table-cell>
          <table:table-cell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lib.png</text:p>
          </table:table-cell>
          <table:table-cell office:value-type="string">
            <text:p>lib.gif</text:p>
          </table:table-cell>
          <table:table-cell office:value-type="string">
            <text:p>32x32</text:p>
          </table:table-cell>
          <table:table-cell/>
          <table:table-cell office:value-type="string">
            <text:p>mimetypes/package-x-generic.svg</text:p>
          </table:table-cell>
          <table:table-cell table:number-columns-repeated="4"/>
        </table:table-row>
        <table:table-row table:style-name="ro2">
          <table:table-cell office:value-type="string">
            <text:p>bundle-lib-active.png</text:p>
          </table:table-cell>
          <table:table-cell office:value-type="string">
            <text:p>lib_started.gif</text:p>
          </table:table-cell>
          <table:table-cell table:number-columns-repeated="7"/>
        </table:table-row>
        <table:table-row table:style-name="ro2">
          <table:table-cell office:value-type="string">
            <text:p>document-open.png</text:p>
          </table:table-cell>
          <table:table-cell office:value-type="string">
            <text:p>open.gif</text:p>
          </table:table-cell>
          <table:table-cell office:value-type="string">
            <text:p>22x22</text:p>
          </table:table-cell>
          <table:table-cell/>
          <table:table-cell office:value-type="string">
            <text:p>actions/document-open.svg</text:p>
          </table:table-cell>
          <table:table-cell table:number-columns-repeated="4"/>
        </table:table-row>
        <table:table-row table:style-name="ro2">
          <table:table-cell office:value-type="string">
            <text:p>openurl.png</text:p>
          </table:table-cell>
          <table:table-cell office:value-type="string">
            <text:p>openurl.gif</text:p>
          </table:table-cell>
          <table:table-cell office:value-type="string">
            <text:p>22x22</text:p>
          </table:table-cell>
          <table:table-cell/>
          <table:table-cell office:value-type="string">
            <text:p>apps/internet-web-browser</text:p>
          </table:table-cell>
          <table:table-cell table:number-columns-repeated="4"/>
        </table:table-row>
        <table:table-row table:style-name="ro2">
          <table:table-cell office:value-type="string">
            <text:p>player_eject.png</text:p>
          </table:table-cell>
          <table:table-cell office:value-type="string">
            <text:p>player_eject.gif</text:p>
          </table:table-cell>
          <table:table-cell table:number-columns-repeated="2"/>
          <table:table-cell office:value-type="string">
            <text:p>actions/media-eject.svg</text:p>
          </table:table-cell>
          <table:table-cell table:number-columns-repeated="4"/>
        </table:table-row>
        <table:table-row table:style-name="ro2">
          <table:table-cell office:value-type="string">
            <text:p>player_play.png</text:p>
          </table:table-cell>
          <table:table-cell office:value-type="string">
            <text:p>player_play.gif</text:p>
          </table:table-cell>
          <table:table-cell table:number-columns-repeated="2"/>
          <table:table-cell office:value-type="string">
            <text:p>actions/media-playback-start.svg</text:p>
          </table:table-cell>
          <table:table-cell table:number-columns-repeated="4"/>
        </table:table-row>
        <table:table-row table:style-name="ro2">
          <table:table-cell office:value-type="string">
            <text:p>player_stop.png</text:p>
          </table:table-cell>
          <table:table-cell office:value-type="string">
            <text:p>player_stop.gif</text:p>
          </table:table-cell>
          <table:table-cell table:number-columns-repeated="2"/>
          <table:table-cell office:value-type="string">
            <text:p>actions/media-playback-stop.svg</text:p>
          </table:table-cell>
          <table:table-cell table:number-columns-repeated="4"/>
        </table:table-row>
        <table:table-row table:style-name="ro2">
          <table:table-cell office:value-type="string">
            <text:p>?</text:p>
          </table:table-cell>
          <table:table-cell office:value-type="string">
            <text:p>pspbrwse.jbf</text:p>
          </table:table-cell>
          <table:table-cell table:number-columns-repeated="7"/>
        </table:table-row>
        <table:table-row table:style-name="ro2">
          <table:table-cell office:value-type="string">
            <text:p>go-home.png</text:p>
          </table:table-cell>
          <table:table-cell office:value-type="string">
            <text:p>reload_green.gif</text:p>
          </table:table-cell>
          <table:table-cell office:value-type="string">
            <text:p>22x22</text:p>
          </table:table-cell>
          <table:table-cell/>
          <table:table-cell office:value-type="string">
            <text:p>actions/go-home.png</text:p>
          </table:table-cell>
          <table:table-cell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view-refresh.png</text:p>
          </table:table-cell>
          <table:table-cell office:value-type="string">
            <text:p>update.gif</text:p>
          </table:table-cell>
          <table:table-cell office:value-type="string">
            <text:p>22x22</text:p>
          </table:table-cell>
          <table:table-cell/>
          <table:table-cell office:value-type="string">
            <text:p>actions/view-refresh.svg</text:p>
          </table:table-cell>
          <table:table-cell/>
          <table:table-cell office:value-type="string">
            <text:p>Tango</text:p>
          </table:table-cell>
          <table:table-cell table:number-columns-repeated="2"/>
        </table:table-row>
      </table:table>
      <table:table table:name="soap_desktop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8"/>
        <table:table-column table:style-name="co4" table:number-columns-repeated="2" table:default-cell-style-name="ce8"/>
        <table:table-column table:style-name="co10" table:default-cell-style-name="ce8"/>
        <table:table-column table:style-name="co4" table:number-columns-repeated="3" table:default-cell-style-name="ce8"/>
        <table:table-column table:style-name="co4" table:default-cell-style-name="Default"/>
        <table:table-row table:style-name="ro1">
          <table:table-cell table:style-name="ce7" office:value-type="string">
            <text:p>soap_desktop - icons used <text:s/>when switching from NOIA to Tango</text:p>
          </table:table-cell>
          <table:table-cell table:style-name="ce10"/>
          <table:table-cell table:style-name="ce11" table:number-columns-repeated="6"/>
          <table:table-cell table:style-name="ce10"/>
        </table:table-row>
        <table:table-row table:style-name="ro2">
          <table:table-cell table:number-columns-repeated="9"/>
        </table:table-row>
        <table:table-row table:style-name="ro2">
          <table:table-cell table:style-name="ce8" office:value-type="string">
            <text:p>New / changed img</text:p>
          </table:table-cell>
          <table:table-cell office:value-type="string">
            <text:p>Orig. Image</text:p>
          </table:table-cell>
          <table:table-cell office:value-type="string">
            <text:p>Size</text:p>
          </table:table-cell>
          <table:table-cell office:value-type="string">
            <text:p>Status</text:p>
          </table:table-cell>
          <table:table-cell office:value-type="string">
            <text:p>Original</text:p>
          </table:table-cell>
          <table:table-cell office:value-type="string">
            <text:p>Used</text:p>
          </table:table-cell>
          <table:table-cell office:value-type="string">
            <text:p>Src</text:p>
          </table:table-cell>
          <table:table-cell office:value-type="string">
            <text:p>Comment</text:p>
          </table:table-cell>
          <table:table-cell/>
        </table:table-row>
        <table:table-row table:style-name="ro2">
          <table:table-cell office:value-type="string">
            <text:p>soap.png</text:p>
          </table:table-cell>
          <table:table-cell table:style-name="Default" office:value-type="string">
            <text:p>soap.png</text:p>
          </table:table-cell>
          <table:table-cell table:style-name="Default" office:value-type="string">
            <text:p>32x32</text:p>
          </table:table-cell>
          <table:table-cell table:style-name="Default" office:value-type="string">
            <text:p>Updated</text:p>
          </table:table-cell>
          <table:table-cell table:style-name="Default" table:number-columns-repeated="2"/>
          <table:table-cell table:style-name="Default" office:value-type="string">
            <text:p>Tango</text:p>
          </table:table-cell>
          <table:table-cell table:style-name="Default" office:value-type="string">
            <text:p>Std bundle ic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3">2010-04-23</text:date>, <text:time>13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er Larsson</meta:initial-creator>
    <meta:creation-date>2010-04-18T10:44:35</meta:creation-date>
    <dc:date>2010-04-23T13:21:13</dc:date>
    <dc:creator>Christer Larsson</dc:creator>
    <meta:editing-duration>PT76H48M29S</meta:editing-duration>
    <meta:editing-cycles>33</meta:editing-cycles>
    <meta:generator>NeoOffice/3.0$Unix OpenOffice.org_project/Patch 0</meta:generator>
    <meta:document-statistic meta:table-count="7" meta:cell-count="470" meta:object-count="0"/>
    <meta:user-defined meta:name="Info 1"/>
    <meta:user-defined meta:name="Info 2"/>
    <meta:user-defined meta:name="Info 3"/>
    <meta:user-defined meta:name="Info 4"/>
  </office:meta>
</office:document-meta>
</file>